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a29a" officeooo:paragraph-rsid="001da29a"/>
    </style:style>
    <style:style style:name="T1" style:family="text">
      <style:text-properties officeooo:rsid="001df9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 Signage Coming to Hart Park</text:p>
      <text:p text:style-name="P1"/>
      <text:p text:style-name="P1">New signs are being developed for use around William S. Hart Park, featuring the Hart Park map created by former board member and volunteer Tim Murphy. <text:s/><text:span text:style-name="T1">A sample sign is shown here, with the current Friends of Hart Park board members.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2:03:57.275852589</meta:creation-date>
    <dc:date>2025-03-31T22:06:37.598728427</dc:date>
    <meta:editing-duration>PT2M10S</meta:editing-duration>
    <meta:editing-cycles>2</meta:editing-cycles>
    <meta:generator>LibreOffice/7.6.3.2$MacOSX_X86_64 LibreOffice_project/29d686fea9f6705b262d369fede658f824154cc0</meta:generator>
    <meta:document-statistic meta:table-count="0" meta:image-count="0" meta:object-count="0" meta:page-count="1" meta:paragraph-count="2" meta:word-count="47" meta:character-count="265" meta:non-whitespace-character-count="219"/>
  </office:meta>
</office:document-meta>
</file>